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 SC" svg:font-family="'Alegreya Sans SC'" style:font-pitch="variable"/>
    <style:font-face style:name="Helvetica Neue1" svg:font-family="'Helvetica Neue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 Neue2" svg:font-family="'Helvetica Neue'" style:font-family-generic="system" style:font-pitch="variable"/>
    <style:font-face style:name="Helvetica Neue Light2" svg:font-family="'Helvetica Neue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draw:auto-grow-height="false" draw:auto-grow-width="false" fo:min-height="8.538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false" draw:auto-grow-width="false" fo:min-height="2.541cm" fo:min-width="0cm" fo:padding-top="0.141cm" fo:padding-bottom="0.141cm" fo:padding-left="0.141cm" fo:padding-right="0.141cm" fo:wrap-option="wrap" draw:shadow-color="#808080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1.236cm" fo:min-width="0cm" fo:padding-top="0.141cm" fo:padding-bottom="0.141cm" fo:padding-left="0.141cm" fo:padding-right="0.141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7.997cm" fo:min-width="0cm" fo:padding-top="0.141cm" fo:padding-bottom="0.141cm" fo:padding-left="0.141cm" fo:padding-right="0.141cm" fo:wrap-option="wrap" draw:shadow-color="#808080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194cm" fo:min-width="0cm" fo:padding-top="0.141cm" fo:padding-bottom="0.141cm" fo:padding-left="0.141cm" fo:padding-right="0.141cm" fo:wrap-option="wrap" draw:shadow-color="#808080"/>
    </style:style>
    <style:style style:name="pr8" style:family="presentation" style:parent-style-name="Default-title">
      <style:graphic-properties fo:min-height="3.599cm"/>
    </style:style>
    <style:style style:name="pr9" style:family="presentation" style:parent-style-name="Default-outline1">
      <style:graphic-properties fo:min-height="18.27cm"/>
    </style:style>
    <style:style style:name="pr10" style:family="presentation" style:parent-style-name="Default-notes">
      <style:graphic-properties draw:fill-color="#ffffff" draw:auto-grow-height="true" fo:min-height="11.43cm"/>
    </style:style>
    <style:style style:name="pr11" style:family="presentation" style:parent-style-name="Default-title">
      <style:graphic-properties draw:stroke="none" draw:fill="none" draw:fill-color="#ffffff" draw:textarea-horizontal-align="left" draw:textarea-vertical-align="bottom" draw:auto-grow-height="false" draw:auto-grow-width="false" fo:min-height="3.106cm" fo:min-width="0cm" fo:padding-top="0.141cm" fo:padding-bottom="0.141cm" fo:padding-left="0.141cm" fo:padding-right="0.141cm" fo:wrap-option="wrap" draw:shadow-color="#808080"/>
    </style:style>
    <style:style style:name="pr12" style:family="presentation" style:parent-style-name="Default-title">
      <style:graphic-properties draw:auto-grow-height="true" fo:min-height="3.599cm"/>
    </style:style>
    <style:style style:name="pr13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line-height="100%" fo:text-align="start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style:writing-mode="lr-tb" style:font-independent-line-spacing="true"/>
      <style:text-properties fo:font-size="44pt" style:font-size-asian="44pt" style:font-size-complex="44pt"/>
    </style:style>
    <style:style style:name="P7" style:family="paragraph">
      <style:paragraph-properties fo:margin-left="0cm" fo:margin-right="0cm" fo:margin-top="1.34cm" fo:margin-bottom="0cm" fo:text-indent="0cm"/>
    </style:style>
    <style:style style:name="P8" style:family="paragraph">
      <style:paragraph-properties fo:margin-left="0cm" fo:margin-right="0cm" fo:margin-top="1.481cm" fo:margin-bottom="0cm" fo:text-indent="0cm"/>
    </style:style>
    <style:style style:name="P9" style:family="paragraph">
      <style:paragraph-properties fo:margin-left="0cm" fo:margin-right="0cm" fo:margin-top="1.305cm" fo:margin-bottom="0cm" fo:line-height="100%" fo:text-indent="0cm"/>
    </style:style>
    <style:style style:name="P10" style:family="paragraph">
      <style:paragraph-properties fo:line-height="100%"/>
    </style:style>
    <style:style style:name="P11" style:family="paragraph">
      <style:paragraph-properties fo:margin-top="0.457cm" fo:margin-bottom="0cm"/>
    </style:style>
    <style:style style:name="P12" style:family="paragraph">
      <style:paragraph-properties fo:margin-top="0.459cm" fo:margin-bottom="0cm"/>
    </style:style>
    <style:style style:name="P13" style:family="paragraph">
      <style:paragraph-properties fo:margin-top="1.473cm" fo:margin-bottom="0cm"/>
    </style:style>
    <style:style style:name="P14" style:family="paragraph">
      <loext:graphic-properties draw:fill-color="#ffffff"/>
      <style:text-properties fo:font-size="22pt"/>
    </style:style>
    <style:style style:name="P15" style:family="paragraph">
      <style:text-properties fo:font-size="28pt" style:font-size-asian="28pt" style:font-size-complex="28pt"/>
    </style:style>
    <style:style style:name="T1" style:family="text">
      <style:text-properties fo:color="#000000" style:font-name="Alegreya Sans SC" style:font-name-asian="Alegreya Sans SC" style:font-name-complex="Alegreya Sans SC"/>
    </style:style>
    <style:style style:name="T2" style:family="text">
      <style:text-properties fo:color="#000000" style:font-name="Alegreya Sans SC" fo:font-size="26pt" style:font-name-asian="Alegreya Sans SC" style:font-size-asian="26pt" style:font-name-complex="Alegreya Sans SC" style:font-size-complex="26pt"/>
    </style:style>
    <style:style style:name="T3" style:family="text">
      <style:text-properties style:font-name="Alegreya Sans SC" fo:font-size="26pt" style:font-name-asian="Alegreya Sans SC" style:font-size-asian="26pt" style:font-name-complex="Alegreya Sans SC" style:font-size-complex="2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style:font-size-asian="36pt" style:font-size-complex="36pt"/>
    </style:style>
    <style:style style:name="T7" style:family="text">
      <style:text-properties fo:font-size="26pt" style:font-size-asian="44pt" style:font-size-complex="44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style:font-size-asian="36pt" style:font-size-complex="36pt"/>
    </style:style>
    <style:style style:name="T10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47474" fo:font-size="75%"/>
      </text:list-level-style-number>
      <text:list-level-style-bullet text:level="2" text:bullet-char="•">
        <style:list-level-properties text:space-before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/>
        <style:text-properties style:font-name="Helvetica Neue1" fo:color="#747474" fo:font-size="75%"/>
      </text:list-level-style-bullet>
    </text:list-style>
    <text:list-style style:name="L3">
      <text:list-level-style-bullet text:level="1" text:bullet-char="•">
        <style:list-level-properties text:min-label-width="1.155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  <text:list-style style:name="L4">
      <text:list-level-style-bullet text:level="1" text:bullet-char="•">
        <style:list-level-properties text:min-label-width="1.27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  <text:list-style style:name="L5">
      <text:list-level-style-bullet text:level="1" text:bullet-char="•">
        <style:list-level-properties text:min-label-width="1.128cm"/>
        <style:text-properties style:font-name="Helvetica Neue1" fo:color="#747474" fo:font-size="75%"/>
      </text:list-level-style-bullet>
      <text:list-level-style-bullet text:level="2" text:bullet-char="•">
        <style:list-level-properties text:space-before="1.27cm" text:min-label-width="1.27cm"/>
        <style:text-properties style:font-name="Helvetica Neue1" fo:color="#747474" fo:font-size="75%"/>
      </text:list-level-style-bullet>
      <text:list-level-style-bullet text:level="3" text:bullet-char="•">
        <style:list-level-properties text:space-before="2.54cm" text:min-label-width="1.27cm"/>
        <style:text-properties style:font-name="Helvetica Neue1" fo:color="#747474" fo:font-size="75%"/>
      </text:list-level-style-bullet>
      <text:list-level-style-bullet text:level="4" text:bullet-char="•">
        <style:list-level-properties text:space-before="3.81cm" text:min-label-width="1.27cm"/>
        <style:text-properties style:font-name="Helvetica Neue1" fo:color="#747474" fo:font-size="75%"/>
      </text:list-level-style-bullet>
      <text:list-level-style-bullet text:level="5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6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7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8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9" text:bullet-char="•">
        <style:list-level-properties text:space-before="5.08cm" text:min-label-width="1.27cm"/>
        <style:text-properties style:font-name="Helvetica Neue1" fo:color="#747474" fo:font-size="75%"/>
      </text:list-level-style-bullet>
      <text:list-level-style-bullet text:level="10" text:bullet-char="•">
        <style:list-level-properties text:space-before="5.08cm" text:min-label-width="1.27cm"/>
        <style:text-properties style:font-name="Helvetica Neue1" fo:color="#747474" fo:font-size="7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2.949cm" svg:height="8.819cm" svg:x="1.587cm" svg:y="3.668cm" presentation:class="title">
          <draw:text-box>
            <text:list text:style-name="L1">
              <text:list-header>
                <text:p text:style-name="P1"><text:span text:style-name="T1">Getting Started with Machinekit on SoC+FPGA</text:span><text:span text:style-name="T1"><text:line-break/></text:span><text:span text:style-name="T2">How to create and customize a working system</text:span></text:p>
              </text:list-header>
            </text:list>
          </draw:text-box>
        </draw:frame>
        <draw:frame presentation:style-name="pr2" draw:text-style-name="P2" draw:layer="layout" svg:width="32.949cm" svg:height="2.822cm" svg:x="1.587cm" svg:y="13.935cm" presentation:class="subtitle">
          <draw:text-box>
            <text:list text:style-name="L2">
              <text:list-item>
                <text:p text:style-name="P3"><text:span text:style-name="T3">Charles Steinkuehler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32.949cm" svg:height="3.881cm" svg:x="1.587cm" svg:y="0.916cm" presentation:class="title">
          <draw:text-box>
            <text:list text:style-name="L1">
              <text:list-header>
                <text:p text:style-name="P5"><text:span text:style-name="T4">Agenda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3">
              <text:list-item>
                <text:p text:style-name="P7"><text:span text:style-name="T5">Quick Start Guide</text:span></text:p>
              </text:list-item>
              <text:list-item>
                <text:p text:style-name="P7"><text:span text:style-name="T5">What are all the pieces</text:span></text:p>
              </text:list-item>
              <text:list-item>
                <text:p text:style-name="P7"><text:span text:style-name="T5">Customizing the software</text:span></text:p>
              </text:list-item>
              <text:list-item>
                <text:p text:style-name="P7"><text:span text:style-name="T5">Customizing the hardware</text:span></text:p>
              </text:list-item>
              <text:list-item>
                <text:p text:style-name="P7"><text:span text:style-name="T5">Question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5"><text:span text:style-name="T4">Quick Start Guide</text:span><text:span text:style-name="T4"><text:line-break/></text:span><text:span text:style-name="T5">Using a development board and uSD image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 presentation:user-transformed="true">
          <draw:text-box>
            <text:list text:style-name="L4">
              <text:list-item>
                <text:p text:style-name="P8"><text:span text:style-name="T5">Start with a development board</text:span></text:p>
                <text:list>
                  <text:list-item>
                    <text:p><text:span text:style-name="T5">Terasic DE0-Nano-SoC (Cyclone-V)</text:span></text:p>
                  </text:list-item>
                  <text:list-item>
                    <text:p><text:span text:style-name="T5">MYIR Z-turn (Zynq)</text:span></text:p>
                  </text:list-item>
                  <text:list-item>
                    <text:p><text:span text:style-name="T5">Zedboard MicroZed (Zynq)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Download and burn an OS image to uSD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a xlink:href="http://deb.mah.priv.at/uploads/de0-nano/" xlink:type="simple">http://deb.mah.priv.at/uploads/de0-nano/</text:a></text:span></text:p>
                  </text:list-item>
                  <text:list-item>
                    <text:p><text:span text:style-name="T5"><text:a xlink:href="http://deb.mah.priv.at/uploads/zynq/" xlink:type="simple">http://deb.mah.priv.at/uploads/zynq/</text:a>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Enjoy!</text:span></text:p>
              </text:list-item>
              <text:list-item>
                <text:p text:style-name="P7"><text:span text:style-name="T5">More details online (see references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32.949cm" svg:height="3.881cm" svg:x="1.587cm" svg:y="0.916cm" presentation:class="title">
          <draw:text-box>
            <text:p>Component Pieces</text:p>
          </draw:text-box>
        </draw:frame>
        <draw:frame presentation:style-name="pr9" draw:layer="layout" svg:width="32.949cm" svg:height="18.52cm" svg:x="1.587cm" svg:y="6.174cm" presentation:class="outline">
          <draw:text-box>
            <text:list text:style-name="L4">
              <text:list-item>
                <text:p>Boot Loader (U-Boot)</text:p>
              </text:list-item>
              <text:list-item>
                <text:p>Kernel (Linux)</text:p>
              </text:list-item>
              <text:list-item>
                <text:p>OS (Debian Jessie)</text:p>
              </text:list-item>
              <text:list-item>
                <text:p>Application (Machinekit)</text:p>
              </text:list-item>
              <text:list-item>
                <text:p>FPGA Hardware</text:p>
              </text:list-item>
              <text:list-item>
                <text:p>Interface Hardware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10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5">Software Customization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5">
              <text:list-item>
                <text:p text:style-name="P9"><text:span text:style-name="T5">U-Boot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Vendor provided snapshots available</text:span></text:p>
                  </text:list-item>
                  <text:list-item>
                    <text:p text:style-name="P11"><text:span text:style-name="T6">Mainline supports Altera and Xilinx parts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5">Linux:</text:span></text:p>
              </text:list-item>
            </text:list>
            <text:list text:style-name="L4">
              <text:list-item>
                <text:list>
                  <text:list-item>
                    <text:p><text:span text:style-name="T5">Mainline supports Altera and Xilinx par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Vendor provided branches available</text:span></text:p>
                  </text:list-item>
                </text:list>
              </text:list-item>
              <text:list-item>
                <text:p text:style-name="P9"><text:span text:style-name="T5">OS (Debian):</text:span></text:p>
              </text:list-item>
            </text:list>
            <text:list text:style-name="L4">
              <text:list-item>
                <text:list>
                  <text:list-item>
                    <text:p><text:span text:style-name="T5">apt get instal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5">Tweak image generation scripts (based on debootstrap and RCN's scripts)</text:span></text:p>
                  </text:list-item>
                </text:list>
              </text:list-item>
              <text:list-item>
                <text:p text:style-name="P13"><text:span text:style-name="T5">Application (Machinekit)</text:span></text:p>
                <text:list>
                  <text:list-item>
                    <text:p><text:span text:style-name="T5">Install from source or packages</text:span></text:p>
                  </text:list-item>
                  <text:list-item>
                    <text:p text:style-name="P11"><text:span text:style-name="T5">Edit code (source) or send a PR (packag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5"><text:span text:style-name="T4">Hardware Customization (FPGA)</text:span><text:span text:style-name="T4"><text:line-break/></text:span><text:span text:style-name="T7">The Basics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3">
              <text:list-item>
                <text:p text:style-name="P7"><text:span text:style-name="T5">The hostmot2 VHDL is very flexible and can be configured at compile time to support nearly endless combinations of features</text:span></text:p>
              </text:list-item>
              <text:list-item>
                <text:p text:style-name="P7"><text:span text:style-name="T5">Some features are defined by generics passed to the hostmot2 instance</text:span></text:p>
              </text:list-item>
              <text:list-item>
                <text:p text:style-name="P7"><text:span text:style-name="T5">Card ID and physical details are defined in a VHDL package (card file)</text:span></text:p>
              </text:list-item>
              <text:list-item>
                <text:p text:style-name="P7"><text:span text:style-name="T5">Logic features and I/O specifics are contained in a separate VHDL package (PIN file)</text:span></text:p>
              </text:list-item>
              <text:list-item>
                <text:p text:style-name="P7"><text:span text:style-name="T5">The appropriate card and PIN packages are referenced via “use work.&lt;package&gt;.all”</text:span></text:p>
              </text:list-item>
              <text:list-item>
                <text:p text:style-name="P7"><text:span text:style-name="T5">The HostMot2 component is instantiated and passed details from the selected libraries as generic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5"><text:span text:style-name="T4">Hardware Customization (FPGA)</text:span><text:span text:style-name="T4"><text:line-break/></text:span><text:span text:style-name="T7">Making Changes</text:span>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4">
              <text:list-item>
                <text:p><text:span text:style-name="T5">Create a new “PIN” package file describing the logic and I/O</text:span></text:p>
                <text:list>
                  <text:list-item>
                    <text:p><text:span text:style-name="T5">ModuleID controls what logic gets instantiated</text:span></text:p>
                    <text:list>
                      <text:list-item>
                        <text:p><text:span text:style-name="T5">Add and remove module types</text:span></text:p>
                      </text:list-item>
                      <text:list-item>
                        <text:p text:style-name="P11"><text:span text:style-name="T5">Change the number of instanc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5">PinDesc controls how signals are connected to I/O pins</text:span></text:p>
                    <text:list>
                      <text:list-item>
                        <text:p><text:span text:style-name="T5">Available functions depend on the modules defined by ModuleID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Use the existing PIN files as examples</text:span></text:p>
              </text:list-item>
              <text:list-item>
                <text:p text:style-name="P7"><text:span text:style-name="T8">LOTS</text:span><text:span text:style-name="T5"> more examples available from Mesanet.com (*.zip files for the various FPGA cards)</text:span></text:p>
              </text:list-item>
              <text:list-item>
                <text:p text:style-name="P7"><text:span text:style-name="T5">No automated tools exist for generating PIN files</text:span></text:p>
              </text:list-item>
              <text:list-item>
                <text:p text:style-name="P7"><text:span text:style-name="T5">User is responsible for correctness and consistency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6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32.949cm" svg:height="3.881cm" svg:x="1.587cm" svg:y="0.916cm" presentation:class="title">
          <draw:text-box>
            <text:p>Hardware Customization (Interface Hardware)</text:p>
          </draw:text-box>
        </draw:frame>
        <draw:frame presentation:style-name="pr9" draw:layer="layout" svg:width="32.949cm" svg:height="18.52cm" svg:x="1.587cm" svg:y="6.174cm" presentation:class="outline">
          <draw:text-box>
            <text:list text:style-name="L4">
              <text:list-item>
                <text:p>Example Interface Board: DE0-Nano-DB25:<text:line-break/><text:span text:style-name="T9"><text:a xlink:href="https://github.com/cdsteinkuehler/bobc_hardware/tree/CRAMPS/DE0-Nano_DB25" xlink:type="simple">https://github.com/cdsteinkuehler/bobc_hardware/tree/CRAMPS/DE0-Nano_DB25</text:a></text:span></text:p>
              </text:list-item>
              <text:list-item>
                <text:p>Details will depend on the end use application</text:p>
              </text:list-item>
              <text:list-item>
                <text:p>Standard schematic/PCB design/layout task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13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5">Hardware Customization (New Platform)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5">
              <text:list-item>
                <text:p text:style-name="P9"><text:span text:style-name="T5">Design the board or obtain details for the new platform (dev-kit)</text:span></text:p>
              </text:list-item>
              <text:list-item>
                <text:p text:style-name="P9"><text:span text:style-name="T5">Create a new “card” package file describing the hardware</text:span></text:p>
                <text:list>
                  <text:list-item>
                    <text:p text:style-name="P12"><text:span text:style-name="T5">Clock Frequencies!</text:span></text:p>
                  </text:list-item>
                  <text:list-item>
                    <text:p text:style-name="P12"><text:span text:style-name="T5">Board Name</text:span></text:p>
                  </text:list-item>
                </text:list>
              </text:list-item>
            </text:list>
            <text:list text:style-name="L4">
              <text:list-item>
                <text:p><text:span text:style-name="T5">Create a new “PIN” package file describing the logic and I/O</text:span></text:p>
              </text:list-item>
              <text:list-item>
                <text:p><text:span text:style-name="T5">Create a new Quartus/Vivado project using your new packages</text:span></text:p>
              </text:list-item>
              <text:list-item>
                <text:p><text:span text:style-name="T5">Update the HPS/PS (ARM system) if needed using the FPGA tool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6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1" draw:text-style-name="P2" draw:layer="layout" svg:width="32.949cm" svg:height="3.881cm" svg:x="1.587cm" svg:y="0.916cm" presentation:class="title">
          <draw:text-box>
            <text:list text:style-name="L1">
              <text:list-header>
                <text:p text:style-name="P5">Build configurations used for uSD images</text:p>
              </text:list-header>
            </text:list>
          </draw:text-box>
        </draw:frame>
        <draw:frame presentation:style-name="pr5" draw:text-style-name="P2" draw:layer="layout" svg:width="32.949cm" svg:height="18.52cm" svg:x="1.587cm" svg:y="6.174cm" presentation:class="outline">
          <draw:text-box>
            <text:list text:style-name="L5">
              <text:list-item>
                <text:p text:style-name="P9"><text:span text:style-name="T5">These are provided for reference, it is recommended you build using a current mainline source tree or a recent vendor branch, however referring to the existing build scripts will likely make it much easier to get started.</text:span></text:p>
              </text:list-item>
              <text:list-item>
                <text:p text:style-name="P9"><text:span text:style-name="T5">U-Boot:</text:span><text:span text:style-name="T5"><text:line-break/></text:span><text:span text:style-name="T5"><text:a xlink:href="https://jenkins.machinekit.io/job/u-boot-socfpga/" xlink:type="simple">https://jenkins.machinekit.io/job/u-boot-socfpga/</text:a></text:span><text:span text:style-name="T5"><text:line-break/></text:span><text:span text:style-name="T5"><text:a xlink:href="https://jenkins.machinekit.io/job/u-boot-xilinx/" xlink:type="simple">https://jenkins.machinekit.io/job/u-boot-xilinx/</text:a></text:span></text:p>
              </text:list-item>
              <text:list-item>
                <text:p text:style-name="P9"><text:span text:style-name="T5">Linux:</text:span><text:span text:style-name="T5"><text:line-break/></text:span><text:span text:style-name="T5"><text:a xlink:href="https://jenkins.machinekit.io/job/socfpga-kernel-4.1-ltsi-rt/" xlink:type="simple">https://jenkins.machinekit.io/job/socfpga-kernel-4.1-ltsi-rt/</text:a></text:span><text:span text:style-name="T5"><text:line-break/></text:span><text:span text:style-name="T5"><text:a xlink:href="https://jenkins.machinekit.io/job/xilinx-kernel-4.4-rt/" xlink:type="simple">https://jenkins.machinekit.io/job/xilinx-kernel-4.4-rt/</text:a></text:span></text:p>
              </text:list-item>
            </text:list>
            <text:list text:style-name="L4">
              <text:list-item>
                <text:p><text:span text:style-name="T5">Debian rootfs (contains RIP Machinekit build):</text:span><text:span text:style-name="T5"><text:line-break/></text:span><text:span text:style-name="T5"><text:a xlink:href="https://jenkins.machinekit.io/job/oib-cyclonev/" xlink:type="simple">https://jenkins.machinekit.io/job/oib-cyclonev/</text:a></text:span><text:span text:style-name="T5"><text:line-break/></text:span><text:span text:style-name="T5"><text:a xlink:href="https://jenkins.machinekit.io/job/oib-zynq/" xlink:type="simple">https://jenkins.machinekit.io/job/oib-zynq/</text:a></text:span></text:p>
              </text:list-item>
              <text:list-item>
                <text:p><text:span text:style-name="T5">FPGA bit files:</text:span><text:span text:style-name="T5"><text:line-break/></text:span><text:span text:style-name="T5"><text:a xlink:href="https://jenkins.machinekit.io/job/mksocfpga-quartus/" xlink:type="simple">https://jenkins.machinekit.io/job/mksocfpga-quartus/</text:a></text:span><text:span text:style-name="T5"><text:line-break/></text:span><text:span text:style-name="T5"><text:a xlink:href="https://jenkins.machinekit.io/job/mksocfpga-vivado/" xlink:type="simple">https://jenkins.machinekit.io/job/mksocfpga-vivado/</text:a></text:span></text:p>
              </text:list-item>
              <text:list-item>
                <text:p><text:span text:style-name="T5">FPGA packages:</text:span><text:span text:style-name="T5"><text:line-break/></text:span><text:span text:style-name="T5"><text:a xlink:href="https://jenkins.machinekit.io/job/mksocfpga-packaging-quartus/" xlink:type="simple">https://jenkins.machinekit.io/job/mksocfpga-packaging-quartus/</text:a></text:span><text:span text:style-name="T5"><text:line-break/></text:span><text:span text:style-name="T5"><text:a xlink:href="https://jenkins.machinekit.io/job/mksocfpga-packaging-vivado/" xlink:type="simple">https://jenkins.machinekit.io/job/mksocfpga-packaging-vivado/</text:a></text:span></text:p>
              </text:list-item>
              <text:list-item>
                <text:p><text:span text:style-name="T5">uSD Image:</text:span><text:span text:style-name="T5"><text:line-break/></text:span><text:span text:style-name="T5"><text:a xlink:href="https://jenkins.machinekit.io/job/oib-cyclonev-sd-build/" xlink:type="simple">https://jenkins.machinekit.io/job/oib-cyclonev-sd-build/</text:a></text:span><text:span text:style-name="T5"><text:line-break/></text:span><text:span text:style-name="T5"><text:a xlink:href="https://jenkins.machinekit.io/job/oib-zynq-sd-build/" xlink:type="simple">https://jenkins.machinekit.io/job/oib-zynq-sd-build/</text:a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6" draw:text-style-name="P1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layer="layout" svg:width="32.949cm" svg:height="3.881cm" svg:x="1.587cm" svg:y="0.916cm" presentation:class="title">
          <draw:text-box>
            <text:p>References</text:p>
          </draw:text-box>
        </draw:frame>
        <draw:frame presentation:style-name="pr9" draw:text-style-name="P15" draw:layer="layout" svg:width="32.949cm" svg:height="18.52cm" svg:x="1.587cm" svg:y="6.174cm" presentation:class="outline">
          <draw:text-box>
            <text:list text:style-name="L4">
              <text:list-item>
                <text:p><text:span text:style-name="T10">M. Haberler DE0-Nano-SoC instructions</text:span><text:span text:style-name="T10"><text:line-break/></text:span><text:span text:style-name="T10"><text:a xlink:href="https://gist.github.com/mhaberler/89a813dc70688e35d8848e8e467a1337" xlink:type="simple">https://gist.github.com/mhaberler/89a813dc70688e35d8848e8e467a1337</text:a></text:span></text:p>
              </text:list-item>
              <text:list-item>
                <text:p><text:span text:style-name="T10">Mesa Electronics:</text:span><text:span text:style-name="T10"><text:line-break/></text:span><text:span text:style-name="T10"><text:a xlink:href="http://www.mesanet.com/" xlink:type="simple">http://www.mesanet.com/</text:a></text:span></text:p>
              </text:list-item>
              <text:list-item>
                <text:p><text:span text:style-name="T10">Machinekit build infrastructure:</text:span><text:span text:style-name="T10"><text:line-break/></text:span><text:span text:style-name="T10"><text:a xlink:href="http://www.machinekit.io/docs/infra/repositories/" xlink:type="simple">http://www.machinekit.io/docs/infra/repositories/</text:a>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13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layer="layout" svg:width="32.949cm" svg:height="3.881cm" svg:x="1.587cm" svg:y="0.916cm" presentation:class="title">
          <draw:text-box>
            <text:p>License</text:p>
          </draw:text-box>
        </draw:frame>
        <draw:frame presentation:style-name="pr9" draw:layer="layout" svg:width="32.949cm" svg:height="18.52cm" svg:x="1.587cm" svg:y="6.174cm" presentation:class="outline" presentation:user-transformed="true">
          <draw:text-box>
            <text:list text:style-name="L4">
              <text:list-header>
                <text:p>Copyright (C) <text:s/>2017 <text:s/>Charles Steinkuehler.</text:p>
                <text:p>Permission is granted to copy, distribute and/or modify this document under the terms of the GNU Free Documentation License, Version 1.3 or any later version published by the Free Software Foundation; with no Invariant Sections, no Front-Cover Texts, and no Back-Cover Texts. <text:s/>A copy of the license may be obtained from the Free Software Foundation:<text:line-break/><text:line-break/>http://www.gnu.org/licenses/fdl.html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2" presentation:class="page"/>
          <draw:frame presentation:style-name="pr13" draw:text-style-name="P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ans SC" svg:font-family="'Alegreya Sans SC'" style:font-pitch="variable"/>
    <style:font-face style:name="Helvetica Neue1" svg:font-family="'Helvetica Neue'" style:font-pitch="variable"/>
    <style:font-face style:name="Helvetica Neue Light1" svg:font-family="'Helvetica Neue Light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 Neue2" svg:font-family="'Helvetica Neue'" style:font-family-generic="system" style:font-pitch="variable"/>
    <style:font-face style:name="Helvetica Neue Light2" svg:font-family="'Helvetica Neue Light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 Light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 Light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 Light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 Light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 Ligh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Default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letter-kerning="true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41cm" fo:padding-bottom="0.141cm" fo:padding-left="0.141cm" fo:padding-right="0.141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top" fo:padding-top="0.141cm" fo:padding-bottom="0.141cm" fo:padding-left="0.141cm" fo:padding-right="0.141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22pt" fo:font-style="normal" fo:text-shadow="none" style:text-underline-style="none" fo:font-weight="normal" style:letter-kerning="true" style:font-name-asian="Helvetica Neue1" style:font-family-asian="'Helvetica Neue'" style:font-pitch-asian="variable" style:font-size-asian="22pt" style:font-style-asian="normal" style:font-weight-asian="normal" style:font-name-complex="Helvetica Neue1" style:font-family-complex="'Helvetica Neue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1.27cm"/>
            <style:text-properties style:font-name="Helvetica Neue1" fo:color="#747474" fo:font-size="75%"/>
          </text:list-level-style-bullet>
          <text:list-level-style-bullet text:level="2" text:bullet-char="•">
            <style:list-level-properties text:space-before="1.27cm" text:min-label-width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 text:min-label-width="1.27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 text:min-label-width="1.27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 text:min-label-width="1.27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352cm"/>
          <style:tab-stop style:position="1.975cm"/>
          <style:tab-stop style:position="3.598cm"/>
          <style:tab-stop style:position="5.221cm"/>
          <style:tab-stop style:position="6.843cm"/>
          <style:tab-stop style:position="8.466cm"/>
          <style:tab-stop style:position="10.089cm"/>
          <style:tab-stop style:position="11.712cm"/>
          <style:tab-stop style:position="13.335cm"/>
          <style:tab-stop style:position="14.957cm"/>
          <style:tab-stop style:position="16.58cm"/>
          <style:tab-stop style:position="18.203cm"/>
          <style:tab-stop style:position="19.826cm"/>
          <style:tab-stop style:position="21.448cm"/>
          <style:tab-stop style:position="23.071cm"/>
          <style:tab-stop style:position="24.694cm"/>
          <style:tab-stop style:position="26.317cm"/>
          <style:tab-stop style:position="27.94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705cm"/>
          <style:tab-stop style:position="2.328cm"/>
          <style:tab-stop style:position="3.951cm"/>
          <style:tab-stop style:position="5.573cm"/>
          <style:tab-stop style:position="7.196cm"/>
          <style:tab-stop style:position="8.819cm"/>
          <style:tab-stop style:position="10.442cm"/>
          <style:tab-stop style:position="12.065cm"/>
          <style:tab-stop style:position="13.687cm"/>
          <style:tab-stop style:position="15.31cm"/>
          <style:tab-stop style:position="16.933cm"/>
          <style:tab-stop style:position="18.556cm"/>
          <style:tab-stop style:position="20.178cm"/>
          <style:tab-stop style:position="21.801cm"/>
          <style:tab-stop style:position="23.424cm"/>
          <style:tab-stop style:position="25.047cm"/>
          <style:tab-stop style:position="26.67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058cm"/>
          <style:tab-stop style:position="2.681cm"/>
          <style:tab-stop style:position="4.303cm"/>
          <style:tab-stop style:position="5.926cm"/>
          <style:tab-stop style:position="7.549cm"/>
          <style:tab-stop style:position="9.172cm"/>
          <style:tab-stop style:position="10.795cm"/>
          <style:tab-stop style:position="12.417cm"/>
          <style:tab-stop style:position="14.04cm"/>
          <style:tab-stop style:position="15.663cm"/>
          <style:tab-stop style:position="17.286cm"/>
          <style:tab-stop style:position="18.908cm"/>
          <style:tab-stop style:position="20.531cm"/>
          <style:tab-stop style:position="22.154cm"/>
          <style:tab-stop style:position="23.777cm"/>
          <style:tab-stop style:position="25.4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1.411cm"/>
          <style:tab-stop style:position="3.033cm"/>
          <style:tab-stop style:position="4.656cm"/>
          <style:tab-stop style:position="6.279cm"/>
          <style:tab-stop style:position="7.902cm"/>
          <style:tab-stop style:position="9.525cm"/>
          <style:tab-stop style:position="11.147cm"/>
          <style:tab-stop style:position="12.77cm"/>
          <style:tab-stop style:position="14.393cm"/>
          <style:tab-stop style:position="16.016cm"/>
          <style:tab-stop style:position="17.638cm"/>
          <style:tab-stop style:position="19.261cm"/>
          <style:tab-stop style:position="20.884cm"/>
          <style:tab-stop style:position="22.507cm"/>
          <style:tab-stop style:position="24.13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481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.141cm"/>
          <style:tab-stop style:position="1.763cm"/>
          <style:tab-stop style:position="3.386cm"/>
          <style:tab-stop style:position="5.009cm"/>
          <style:tab-stop style:position="6.632cm"/>
          <style:tab-stop style:position="8.255cm"/>
          <style:tab-stop style:position="9.877cm"/>
          <style:tab-stop style:position="11.5cm"/>
          <style:tab-stop style:position="13.123cm"/>
          <style:tab-stop style:position="14.746cm"/>
          <style:tab-stop style:position="16.368cm"/>
          <style:tab-stop style:position="17.991cm"/>
          <style:tab-stop style:position="19.614cm"/>
          <style:tab-stop style:position="21.237cm"/>
          <style:tab-stop style:position="22.86cm"/>
        </style:tab-stops>
      </style:paragraph-properties>
      <style:text-properties fo:color="#747474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747474" fo:font-size="75%"/>
          </text:list-level-style-number>
          <text:list-level-style-bullet text:level="2" text:bullet-char="•">
            <style:list-level-properties text:space-before="1.27cm"/>
            <style:text-properties style:font-name="Helvetica Neue1" fo:color="#747474" fo:font-size="75%"/>
          </text:list-level-style-bullet>
          <text:list-level-style-bullet text:level="3" text:bullet-char="•">
            <style:list-level-properties text:space-before="2.54cm"/>
            <style:text-properties style:font-name="Helvetica Neue1" fo:color="#747474" fo:font-size="75%"/>
          </text:list-level-style-bullet>
          <text:list-level-style-bullet text:level="4" text:bullet-char="•">
            <style:list-level-properties text:space-before="3.81cm"/>
            <style:text-properties style:font-name="Helvetica Neue1" fo:color="#747474" fo:font-size="75%"/>
          </text:list-level-style-bullet>
          <text:list-level-style-bullet text:level="5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6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7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8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9" text:bullet-char="•">
            <style:list-level-properties text:space-before="5.08cm"/>
            <style:text-properties style:font-name="Helvetica Neue1" fo:color="#747474" fo:font-size="75%"/>
          </text:list-level-style-bullet>
          <text:list-level-style-bullet text:level="10" text:bullet-char="•">
            <style:list-level-properties text:space-before="5.08cm"/>
            <style:text-properties style:font-name="Helvetica Neue1" fo:color="#747474" fo:font-size="75%"/>
          </text:list-level-style-bullet>
        </text:list-style>
      </style:graphic-properties>
      <style:paragraph-properties fo:margin-left="0cm" fo:margin-right="0cm" fo:margin-top="1.481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747474" style:text-outline="false" style:text-line-through-style="none" style:text-line-through-type="none" style:text-position="0% 100%" style:font-name="Helvetica Neue Light1" fo:font-family="'Helvetica Neue Light'" style:font-pitch="variable" fo:font-size="36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36pt" style:font-style-asian="normal" style:font-weight-asian="normal" style:font-name-complex="Helvetica Neue Light1" style:font-family-complex="'Helvetica Neue Light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style:font-pitch="variable" fo:font-size="42pt" fo:font-style="normal" fo:text-shadow="none" style:text-underline-style="none" fo:font-weight="normal" style:letter-kerning="true" style:font-name-asian="Helvetica Neue Light1" style:font-family-asian="'Helvetica Neue Light'" style:font-pitch-asian="variable" style:font-size-asian="42pt" style:font-style-asian="normal" style:font-weight-asian="normal" style:font-name-complex="Helvetica Neue Light1" style:font-family-complex="'Helvetica Neue Light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35cm" svg:stroke-color="#9a9a9a" draw:marker-start-width="0.21cm" draw:marker-start-center="false" draw:marker-end-width="0.21cm" draw:marker-end-center="false" svg:stroke-opacity="100%" draw:stroke-linejoin="miter" draw:fill="none" draw:fill-color="#ffffff" draw:textarea-horizontal-align="left" draw:textarea-vertical-align="middle" draw:auto-grow-height="false" fo:padding-top="0.141cm" fo:padding-bottom="0.141cm" fo:padding-left="0.141cm" fo:padding-right="0.141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.141cm" fo:padding-bottom="0.141cm" fo:padding-left="0.141cm" fo:padding-right="0.141cm" fo:wrap-option="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83cm" fo:min-width="0cm" fo:wrap-option="no-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0.83cm" fo:min-width="0cm" fo:wrap-option="no-wrap"/>
    </style:style>
    <style:style style:name="Mpr3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83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line-height="100%" fo:text-indent="0cm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legreya Sans SC" fo:font-size="12pt" fo:font-weight="bold" style:font-name-asian="Alegreya Sans SC" style:font-size-asian="12pt" style:font-weight-asian="bold" style:font-name-complex="Alegreya Sans SC" style:font-size-complex="12pt" style:font-weight-complex="bold"/>
    </style:style>
    <style:style style:name="MT3" style:family="text">
      <style:text-properties style:font-name="Alegreya Sans SC" fo:font-size="10pt" style:font-name-asian="Alegreya Sans SC" style:font-size-asian="10pt" style:font-name-complex="Alegreya Sans SC" style:font-size-complex="10pt"/>
    </style:style>
    <style:style style:name="MT4" style:family="text">
      <style:text-properties style:font-name="Helvetica Neue1" fo:font-size="14pt" style:font-name-asian="Helvetica Neue1" style:font-size-asian="14pt" style:font-name-complex="Helvetica Neue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635cm"/>
        <style:text-properties style:font-name="Helvetica Neue Light1" fo:color="#000000" fo:font-size="100%"/>
      </text:list-level-style-bullet>
      <text:list-level-style-bullet text:level="3" text:bullet-char="•">
        <style:list-level-properties text:space-before="1.27cm"/>
        <style:text-properties style:font-name="Helvetica Neue Light1" fo:color="#000000" fo:font-size="100%"/>
      </text:list-level-style-bullet>
      <text:list-level-style-bullet text:level="4" text:bullet-char="•">
        <style:list-level-properties text:space-before="1.905cm"/>
        <style:text-properties style:font-name="Helvetica Neue Light1" fo:color="#000000" fo:font-size="100%"/>
      </text:list-level-style-bullet>
      <text:list-level-style-bullet text:level="5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6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7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8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9" text:bullet-char="•">
        <style:list-level-properties text:space-before="2.54cm"/>
        <style:text-properties style:font-name="Helvetica Neue Light1" fo:color="#000000" fo:font-size="100%"/>
      </text:list-level-style-bullet>
      <text:list-level-style-bullet text:level="10" text:bullet-char="•">
        <style:list-level-properties text:space-before="2.54cm"/>
        <style:text-properties style:font-name="Helvetica Neue Ligh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32.962cm" svg:height="0.001cm" svg:x="1.588cm" svg:y="5.4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2.949cm" svg:height="3.881cm" svg:x="1.587cm" svg:y="0.916cm" presentation:class="title" presentation:placeholder="true">
        <draw:text-box/>
      </draw:frame>
      <draw:frame draw:name="pasted-image.tif" draw:style-name="Mgr4" draw:text-style-name="MP6" draw:layer="backgroundobjects" svg:width="1.129cm" svg:height="1.129cm" svg:x="33.624cm" svg:y="24.659cm">
        <draw:image xlink:href="">
          <text:p/>
        </draw:image>
      </draw:frame>
      <draw:custom-shape draw:style-name="Mgr5" draw:text-style-name="MP5" draw:layer="backgroundobjects" svg:width="4.586cm" svg:height="1.213cm" svg:x="28.624cm" svg:y="24.617cm">
        <text:list text:style-name="ML1">
          <text:list-header>
            <text:p text:style-name="MP7"><text:span text:style-name="MT2">Machinekit</text:span></text:p>
            <text:p text:style-name="MP7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2.949cm" svg:height="18.52cm" svg:x="1.587cm" svg:y="6.174cm" presentation:class="outline" presentation:placeholder="true">
        <draw:text-box/>
      </draw:frame>
      <draw:frame presentation:style-name="Mpr1" draw:text-style-name="MP8" draw:layer="backgroundobjects" svg:width="0.869cm" svg:height="0.829cm" svg:x="34.073cm" svg:y="25.54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style-name="Mgr3" draw:text-style-name="MP5" draw:layer="backgroundobjects" svg:width="32.962cm" svg:height="0.001cm" svg:x="1.588cm" svg:y="13.194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32.949cm" svg:height="8.819cm" svg:x="1.587cm" svg:y="3.668cm" presentation:class="title" presentation:placeholder="true">
        <draw:text-box/>
      </draw:frame>
      <draw:frame presentation:style-name="Title1-outline1" draw:layer="backgroundobjects" svg:width="32.949cm" svg:height="2.822cm" svg:x="1.587cm" svg:y="13.935cm" presentation:class="outline" presentation:placeholder="true">
        <draw:text-box/>
      </draw:frame>
      <draw:frame draw:name="pasted-image.tif" draw:style-name="Mgr4" draw:text-style-name="MP6" draw:layer="backgroundobjects" svg:width="1.129cm" svg:height="1.129cm" svg:x="33.624cm" svg:y="24.659cm">
        <draw:image xlink:href="">
          <text:p/>
        </draw:image>
      </draw:frame>
      <draw:custom-shape draw:style-name="Mgr5" draw:text-style-name="MP5" draw:layer="backgroundobjects" svg:width="4.586cm" svg:height="1.213cm" svg:x="28.624cm" svg:y="24.617cm">
        <text:list text:style-name="ML1">
          <text:list-header>
            <text:p text:style-name="MP7"><text:span text:style-name="MT2">Machinekit</text:span></text:p>
            <text:p text:style-name="MP7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11" draw:layer="backgroundobjects" svg:width="0.869cm" svg:height="0.829cm" svg:x="34.073cm" svg:y="25.54cm" presentation:class="page-number">
        <draw:text-box>
          <text:list text:style-name="ML1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asted-image.tif" draw:style-name="Mgr4" draw:text-style-name="MP6" draw:layer="backgroundobjects" svg:width="1.129cm" svg:height="1.129cm" svg:x="33.624cm" svg:y="24.659cm">
        <draw:image xlink:href="">
          <text:p/>
        </draw:image>
      </draw:frame>
      <draw:custom-shape draw:style-name="Mgr5" draw:text-style-name="MP5" draw:layer="backgroundobjects" svg:width="4.586cm" svg:height="1.213cm" svg:x="28.624cm" svg:y="24.617cm">
        <text:list text:style-name="ML1">
          <text:list-header>
            <text:p text:style-name="MP7"><text:span text:style-name="MT2">Machinekit</text:span></text:p>
            <text:p text:style-name="MP7"><text:span text:style-name="MT3">Moves. Controls. Things.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3" draw:text-style-name="MP11" draw:layer="backgroundobjects" svg:width="0.869cm" svg:height="0.829cm" svg:x="34.073cm" svg:y="25.54cm" presentation:class="page-number">
        <draw:text-box>
          <text:list text:style-name="ML1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32.507cm" svg:height="4.523cm" svg:x="1.806cm" svg:y="1.08cm" presentation:class="title" presentation:placeholder="true">
        <draw:text-box/>
      </draw:frame>
      <draw:frame presentation:style-name="Title2-outline1" draw:layer="backgroundobjects" svg:width="32.507cm" svg:height="15.711cm" svg:x="1.806cm" svg:y="6.339cm" presentation:class="outline" presentation:placeholder="true">
        <draw:text-box/>
      </draw:frame>
      <presentation:notes style:page-layout-name="PM0">
        <draw:rect draw:style-name="Mgr6" draw:text-style-name="MP9" draw:layer="backgroundobjects" svg:width="19.05cm" svg:height="25.4cm" svg:x="0cm" svg:y="0cm">
          <text:p/>
        </draw:rect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26T13:48:47.225000000</dc:date>
    <meta:generator>LibreOffice/5.0.5.2$Windows_x86 LibreOffice_project/55b006a02d247b5f7215fc6ea0fde844b30035b3</meta:generator>
    <meta:editing-duration>PT9H57M31S</meta:editing-duration>
    <meta:editing-cycles>26</meta:editing-cycles>
    <meta:document-statistic meta:object-count="84"/>
  </office:meta>
</office:document-meta>
</file>